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8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Test homekit in het labo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9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Landing page voor alle webpagina’s te koppel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Alle webpagina’s op targe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Proberen uart probleem op te lossen 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1" calcext:value-type="date">
            <text:p>11/05/17</text:p>
          </table:table-cell>
          <table:table-cell office:value-type="string" calcext:value-type="string">
            <text:p>Maken van tutorials voor bijlages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2" calcext:value-type="date">
            <text:p>12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0</text:p>
          </table:table-cell>
          <table:table-cell office:value-type="date" office:date-value="2017-05-15" calcext:value-type="date">
            <text:p>15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 table:number-rows-repeated="6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1:42:48.394055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5-15T11:43:08.952329654</dc:date>
    <meta:editing-duration>PT1H53M41S</meta:editing-duration>
    <meta:editing-cycles>61</meta:editing-cycles>
    <meta:generator>LibreOffice/5.3.2.2$Linux_X86_64 LibreOffice_project/30m0$Build-2</meta:generator>
    <meta:document-statistic meta:table-count="1" meta:cell-count="175" meta:object-count="0"/>
  </office:meta>
</office:document-meta>
</file>